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8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51.01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40.66mm"/>
    </style:style>
    <style:style style:name="co7" style:family="table-column">
      <style:table-column-properties fo:break-before="auto" style:column-width="28.95mm"/>
    </style:style>
    <style:style style:name="co8" style:family="table-column">
      <style:table-column-properties fo:break-before="auto" style:column-width="32.76mm"/>
    </style:style>
    <style:style style:name="co9" style:family="table-column">
      <style:table-column-properties fo:break-before="auto" style:column-width="232.6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iusG2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7" table:number-rows-spanned="2">
            <text:p>Prius Gen 2 Logic Board V1</text:p>
          </table:table-cell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Oth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TB2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T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B1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T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PX680MEFC10X12.5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25PX680MEFC10X12.5</text:p>
          </table:table-cell>
          <table:table-cell table:number-columns-repeated="2"/>
          <table:table-cell office:value-type="string" calcext:value-type="string">
            <text:p>RUBYCON - 25PX680MEFC10X12.5 - CAP, 680F, 25V, 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16R-1-103LF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4116R-1-103LF</text:p>
          </table:table-cell>
          <table:table-cell office:value-type="string" calcext:value-type="string">
            <text:p>5223113P</text:p>
          </table:table-cell>
          <table:table-cell/>
          <table:table-cell office:value-type="string" calcext:value-type="string">
            <text:p>Bourns Isolated Resistor Array 10k +/-2% 8 Resistors, 2.25W Total, DIP package 4100R Through Ho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867-101LF</text:p>
          </table:table-cell>
          <table:table-cell/>
          <table:table-cell office:value-type="string" calcext:value-type="string">
            <text:p>FCI</text:p>
          </table:table-cell>
          <table:table-cell office:value-type="string" calcext:value-type="string">
            <text:p>75867-101LF</text:p>
          </table:table-cell>
          <table:table-cell office:value-type="float" office:value="6737635" calcext:value-type="float">
            <text:p>6737635</text:p>
          </table:table-cell>
          <table:table-cell/>
          <table:table-cell office:value-type="string" calcext:value-type="string">
            <text:p>10w R/A T/H boxed header Quickie Amphenol FCI Quickie Series, 2.54mm Pitch 10 Way 2 Row Shrouded Right Angle PCB Header, Through Ho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,2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547B-NPN-TO92-EBC</text:p>
          </table:table-cell>
          <table:table-cell table:number-columns-repeated="5"/>
          <table:table-cell office:value-type="string" calcext:value-type="string">
            <text:p>NPN TransistrorBF959 corrected 2008.03.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_PI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4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TS117BKSA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BTS117BKSA1</text:p>
          </table:table-cell>
          <table:table-cell office:value-type="string" calcext:value-type="string">
            <text:p>1107758P</text:p>
          </table:table-cell>
          <table:table-cell/>
          <table:table-cell office:value-type="string" calcext:value-type="string">
            <text:p>Infineon BTS117BKSA1, 1-Channel Intelligent Power Switch, Low Side, 3.5A, 60V 3-Pin, TO-2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,6,7,15,19,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.01uF</text:p>
          </table:table-cell>
          <table:table-cell table:number-columns-repeated="4"/>
          <table:table-cell office:value-type="string" calcext:value-type="string">
            <text:p>CAPACITOR, Europe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,2,18,5,4,8,9,10,11,16,14,17,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1uF</text:p>
          </table:table-cell>
          <table:table-cell table:number-columns-repeated="4"/>
          <table:table-cell office:value-type="string" calcext:value-type="string">
            <text:p>CAPACITOR, Europe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GPR10V227M6.3X11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GPR10V227M6.3X11</text:p>
          </table:table-cell>
          <table:table-cell table:number-columns-repeated="2"/>
          <table:table-cell office:value-type="string" calcext:value-type="string">
            <text:p>MULTICOMP - MCGPR10V227M6.3X11 - CAP, 220F, 10V, 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562-E_P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2562-E/P</text:p>
          </table:table-cell>
          <table:table-cell office:value-type="string" calcext:value-type="string">
            <text:p>7990225P</text:p>
          </table:table-cell>
          <table:table-cell/>
          <table:table-cell office:value-type="string" calcext:value-type="string">
            <text:p>CAN Transceiver 1Mbps 5V 125degC PDIP8 Microchip MCP2562-E/P, CAN Transceiver 1-channel IEC 61000-4-2, 8-Pin PD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,4,6,5,15,14,12,13,9,8,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k</text:p>
          </table:table-cell>
          <table:table-cell table:number-columns-repeated="4"/>
          <table:table-cell office:value-type="string" calcext:value-type="string">
            <text:p>RESISTOR, Europe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K2</text:p>
          </table:table-cell>
          <table:table-cell table:number-columns-repeated="4"/>
          <table:table-cell office:value-type="string" calcext:value-type="string">
            <text:p>RESISTOR, Europe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4k7</text:p>
          </table:table-cell>
          <table:table-cell table:number-columns-repeated="4"/>
          <table:table-cell office:value-type="string" calcext:value-type="string">
            <text:p>RESISTOR, Europe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10k</text:p>
          </table:table-cell>
          <table:table-cell table:number-columns-repeated="4"/>
          <table:table-cell office:value-type="string" calcext:value-type="string">
            <text:p>RESISTOR, European symb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TTKY-DIODEDO201T15</text:p>
          </table:table-cell>
          <table:table-cell table:number-columns-repeated="5"/>
          <table:table-cell office:value-type="string" calcext:value-type="string">
            <text:p>Schottky Di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0S05</text:p>
          </table:table-cell>
          <table:table-cell/>
          <table:table-cell office:value-type="string" calcext:value-type="string">
            <text:p>XP POWER</text:p>
          </table:table-cell>
          <table:table-cell office:value-type="string" calcext:value-type="string">
            <text:p>TR10S05</text:p>
          </table:table-cell>
          <table:table-cell office:value-type="float" office:value="1346949" calcext:value-type="float">
            <text:p>1346949</text:p>
          </table:table-cell>
          <table:table-cell/>
          <table:table-cell office:value-type="string" calcext:value-type="string">
            <text:p>XP Power Switching Regulator, 8 <text:s/>28V dc Input, 5V dc Output, 1A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30T12:24:00.182000000</dc:date>
    <meta:editing-duration>PT7M5S</meta:editing-duration>
    <meta:editing-cycles>1</meta:editing-cycles>
    <meta:document-statistic meta:table-count="1" meta:cell-count="106" meta:object-count="0"/>
    <meta:generator>LibreOffice/6.2.4.2$Windows_X86_64 LibreOffice_project/2412653d852ce75f65fbfa83fb7e7b669a126d64</meta:generator>
  </office:meta>
</office:document-meta>
</file>